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19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0.422in"/>
    </style:style>
    <style:style style:name="co5" style:family="table-column">
      <style:table-column-properties fo:break-before="auto" style:column-width="0.6882in"/>
    </style:style>
    <style:style style:name="co6" style:family="table-column">
      <style:table-column-properties fo:break-before="auto" style:column-width="1.8in"/>
    </style:style>
    <style:style style:name="co7" style:family="table-column">
      <style:table-column-properties fo:break-before="auto" style:column-width="1.5846in"/>
    </style:style>
    <style:style style:name="co8" style:family="table-column">
      <style:table-column-properties fo:break-before="auto" style:column-width="1.3374in"/>
    </style:style>
    <style:style style:name="co9" style:family="table-column">
      <style:table-column-properties fo:break-before="auto" style:column-width="1.3047in"/>
    </style:style>
    <style:style style:name="co10" style:family="table-column">
      <style:table-column-properties fo:break-before="auto" style:column-width="1.1327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0.5728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table:number-columns-spanned="2" table:number-rows-spanned="1">
            <text:p>Simulazione</text:p>
          </table:table-cell>
          <table:covered-table-cell table:style-name="ce2"/>
          <table:table-cell table:style-name="ce2" table:number-columns-repeated="11"/>
        </table:table-row>
        <table:table-row table:style-name="ro1">
          <table:table-cell table:style-name="ce2" office:value-type="string">
            <text:p>FG.rngSeed</text:p>
          </table:table-cell>
          <table:table-cell table:style-name="ce2" office:value-type="string">
            <text:p>MM.rngSeed</text:p>
          </table:table-cell>
          <table:table-cell table:style-name="ce2" office:value-type="string">
            <text:p>DelType</text:p>
          </table:table-cell>
          <table:table-cell table:style-name="ce2" office:value-type="string">
            <text:p>DFS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Deleghe</text:p>
          </table:table-cell>
          <table:table-cell table:style-name="ce2" office:value-type="string">
            <text:p>PendingDownCompletati</text:p>
          </table:table-cell>
          <table:table-cell table:style-name="ce2" office:value-type="string">
            <text:p>PendingDownScaduti</text:p>
          </table:table-cell>
          <table:table-cell table:style-name="ce2" office:value-type="string">
            <text:p>DownFWDScaduti</text:p>
          </table:table-cell>
          <table:table-cell table:style-name="ce2" office:value-type="string">
            <text:p>DownFWDTornati</text:p>
          </table:table-cell>
          <table:table-cell table:style-name="ce2" office:value-type="string">
            <text:p>VF Soddisfatto</text:p>
          </table:table-cell>
          <table:table-cell table:style-name="ce2" office:value-type="string">
            <text:p>TempoSimulato</text:p>
          </table:table-cell>
          <table:table-cell table:style-name="ce2" office:value-type="string">
            <text:p>Durata</text:p>
          </table:table-cell>
        </table:table-row>
        <table:table-row table:style-name="ro1">
          <table:table-cell table:number-columns-repeated="2" office:value-type="float" office:value="795809157">
            <text:p>795809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8227">
            <text:p>198227</text:p>
          </table:table-cell>
          <table:table-cell office:value-type="float" office:value="2054.23">
            <text:p>2054.23</text:p>
          </table:table-cell>
        </table:table-row>
        <table:table-row table:style-name="ro1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375001">
            <text:p>56375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</text:p>
          </table:table-cell>
          <table:table-cell office:value-type="float" office:value="463728">
            <text:p>463728</text:p>
          </table:table-cell>
          <table:table-cell office:value-type="float" office:value="4772.15">
            <text:p>4772.15</text:p>
          </table:table-cell>
        </table:table-row>
        <table:table-row table:style-name="ro1">
          <table:table-cell table:number-columns-repeated="2" office:value-type="float" office:value="795809157">
            <text:p>795809157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487223">
            <text:p>6548722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</text:p>
          </table:table-cell>
          <table:table-cell office:value-type="float" office:value="463728">
            <text:p>463728</text:p>
          </table:table-cell>
          <table:table-cell office:value-type="float" office:value="4783.33">
            <text:p>4783.33</text:p>
          </table:table-cell>
        </table:table-row>
        <table:table-row table:style-name="ro1">
          <table:table-cell table:number-columns-repeated="2" office:value-type="float" office:value="795809157">
            <text:p>79580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0007">
            <text:p>3750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99131">
            <text:p>299131</text:p>
          </table:table-cell>
          <table:table-cell office:value-type="float" office:value="3780.22">
            <text:p>3780.22</text:p>
          </table:table-cell>
        </table:table-row>
        <table:table-row table:style-name="ro1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750019">
            <text:p>607500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</text:p>
          </table:table-cell>
          <table:table-cell office:value-type="float" office:value="438008">
            <text:p>438008</text:p>
          </table:table-cell>
          <table:table-cell office:value-type="float" office:value="5662.89">
            <text:p>5662.89</text:p>
          </table:table-cell>
        </table:table-row>
        <table:table-row table:style-name="ro1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5025">
            <text:p>606250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</text:p>
          </table:table-cell>
          <table:table-cell office:value-type="float" office:value="438008">
            <text:p>438008</text:p>
          </table:table-cell>
          <table:table-cell office:value-type="float" office:value="5666.43">
            <text:p>5666.43</text:p>
          </table:table-cell>
        </table:table-row>
        <table:table-row table:style-name="ro1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861482464">
            <text:p>861482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861482464">
            <text:p>861482464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861482464">
            <text:p>86148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60575272">
            <text:p>460575272</text:p>
          </table:table-cell>
          <table:table-cell office:value-type="string">
            <text:p>Non usa delega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31238991">
            <text:p>1331238991</text:p>
          </table:table-cell>
          <table:table-cell office:value-type="string">
            <text:p>Non usa delega</text:p>
          </table:table-cell>
          <table:table-cell table:number-columns-repeated="10"/>
        </table:table-row>
        <table:table-row table:style-name="ro1">
          <table:table-cell office:value-type="float" office:value="692982627">
            <text:p>692982627</text:p>
          </table:table-cell>
          <table:table-cell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1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naldo [IN2]</meta:initial-creator>
    <meta:creation-date>2011-05-24T10:41:47</meta:creation-date>
    <meta:generator>OpenOffice.org/3.2$Linux OpenOffice.org_project/320m12$Build-9483</meta:generator>
    <dc:date>2011-05-24T11:26:02</dc:date>
    <dc:creator>Bonaldo [IN2]</dc:creator>
    <meta:editing-duration>PT00H44M16S</meta:editing-duration>
    <meta:editing-cycles>4</meta:editing-cycles>
    <meta:document-statistic meta:table-count="3" meta:cell-count="137" meta:object-count="0"/>
  </office:meta>
</office:document-meta>
</file>